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02cm" svg:stroke-color="#000000" draw:marker-start-width="0.352cm" draw:marker-end-width="0.352cm" draw:fill="none" draw:textarea-horizontal-align="center" draw:textarea-vertical-align="top" draw:auto-grow-height="false" fo:padding-top="0.179cm" fo:padding-bottom="0.179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none" draw:textarea-horizontal-align="center" draw:textarea-vertical-align="bottom" draw:auto-grow-height="false" fo:padding-top="0.179cm" fo:padding-bottom="0.179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none" fo:font-weight="normal" style:font-weight-asian="normal" style:font-weight-complex="normal"/>
    </style:style>
    <style:style style:name="T1" style:family="text">
      <style:text-properties fo:text-shadow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699cm" svg:height="2.286cm" svg:x="8.355cm" svg:y="9.636cm">
          <text:p text:style-name="P1">Ver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.699cm" svg:height="2.286cm" svg:x="9.892cm" svg:y="4.091cm">
          <text:p text:style-name="P1">Edito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4.699cm" svg:height="2.286cm" svg:x="11.649cm" svg:y="13.611cm">
          <text:p text:style-name="P1">Status<text:line-break/>(select on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4.699cm" svg:height="2.286cm" svg:x="18.752cm" svg:y="3.723cm">
          <text:p text:style-name="P1">publish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4.699cm" svg:height="2.286cm" svg:x="20.152cm" svg:y="8.259cm">
          <text:p text:style-name="P1">edit/draft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4.699cm" svg:height="2.286cm" svg:x="20.152cm" svg:y="10.962cm">
          <text:p text:style-name="P1">in re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4.699cm" svg:height="2.286cm" svg:x="20.152cm" svg:y="13.664cm">
          <text:p text:style-name="P1">embargo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4.699cm" svg:height="2.286cm" svg:x="2.04cm" svg:y="2.364cm">
          <text:p text:style-name="P1">Institution/rol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" draw:id="id3" draw:layer="layout" svg:width="4.699cm" svg:height="2.286cm" svg:x="2.848cm" svg:y="13.057cm">
          <text:p text:style-name="P1"><text:span text:style-name="T1">Identity</text:span><text:span text:style-name="T1"><text:line-break/></text:span><text:span text:style-name="T1">Constel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4.699cm" svg:height="2.286cm" svg:x="20.152cm" svg:y="16.364cm">
          <text:p text:style-name="P1">(others?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366cm" svg:y1="11.588cm" svg:x2="12.337cm" svg:y2="13.945cm" draw:start-shape="id1" draw:start-glue-point="9" draw:end-shape="id2" draw:end-glue-point="5" svg:d="M12366 11588l-29 2357" svg:viewBox="0 0 30 2358">
          <text:p/>
        </draw:connector>
        <draw:connector draw:style-name="gr2" draw:text-style-name="P1" draw:layer="layout" draw:type="line" svg:x1="9.043cm" svg:y1="11.588cm" svg:x2="6.859cm" svg:y2="13.391cm" draw:start-shape="id1" draw:start-glue-point="7" draw:end-shape="id3" draw:end-glue-point="11" svg:d="M9043 11588l-2184 1803" svg:viewBox="0 0 2185 1804">
          <text:p/>
        </draw:connector>
        <draw:connector draw:style-name="gr2" draw:text-style-name="P1" draw:layer="layout" draw:type="line" svg:x1="9.892cm" svg:y1="5.234cm" svg:x2="6.739cm" svg:y2="3.507cm" draw:start-shape="id4" draw:start-glue-point="6" draw:end-shape="id5" draw:end-glue-point="10" svg:d="M9892 5234l-3153-1727" svg:viewBox="0 0 3154 1728">
          <text:p/>
        </draw:connector>
        <draw:connector draw:style-name="gr2" draw:text-style-name="P1" draw:layer="layout" draw:type="line" svg:x1="10.705cm" svg:y1="9.636cm" svg:x2="12.242cm" svg:y2="6.377cm" draw:start-shape="id1" draw:start-glue-point="4" draw:end-shape="id4" draw:end-glue-point="8" svg:d="M10705 9636l1537-3259" svg:viewBox="0 0 1538 3260">
          <text:p/>
        </draw:connector>
        <draw:connector draw:style-name="gr2" draw:text-style-name="P1" draw:layer="layout" draw:type="curve" svg:x1="16.348cm" svg:y1="14.754cm" svg:x2="18.752cm" svg:y2="4.866cm" draw:start-shape="id2" draw:start-glue-point="10" draw:end-shape="id6" draw:end-glue-point="6" svg:d="M16348 14754c1803 0 601-9888 2404-9888" svg:viewBox="0 0 2405 9889">
          <text:p/>
        </draw:connector>
        <draw:connector draw:style-name="gr2" draw:text-style-name="P1" draw:layer="layout" draw:type="curve" svg:x1="16.348cm" svg:y1="14.754cm" svg:x2="20.152cm" svg:y2="9.402cm" draw:start-shape="id2" draw:start-glue-point="10" draw:end-shape="id7" draw:end-glue-point="6" svg:d="M16348 14754c2853 0 951-5352 3804-5352" svg:viewBox="0 0 3805 5353">
          <text:p/>
        </draw:connector>
        <draw:connector draw:style-name="gr2" draw:text-style-name="P1" draw:layer="layout" draw:type="curve" svg:x1="16.348cm" svg:y1="14.754cm" svg:x2="20.152cm" svg:y2="12.105cm" draw:start-shape="id2" draw:start-glue-point="10" draw:end-shape="id8" draw:end-glue-point="6" svg:d="M16348 14754c2853 0 951-2649 3804-2649" svg:viewBox="0 0 3805 2650">
          <text:p/>
        </draw:connector>
        <draw:connector draw:style-name="gr2" draw:text-style-name="P1" draw:layer="layout" draw:type="curve" svg:x1="16.348cm" svg:y1="14.754cm" svg:x2="20.152cm" svg:y2="14.807cm" draw:start-shape="id2" draw:start-glue-point="10" draw:end-shape="id9" svg:d="M16348 14754c2853 0 951 53 3804 53" svg:viewBox="0 0 3805 54">
          <text:p/>
        </draw:connector>
        <draw:connector draw:style-name="gr2" draw:text-style-name="P1" draw:layer="layout" draw:type="curve" svg:x1="16.348cm" svg:y1="14.754cm" svg:x2="20.152cm" svg:y2="17.507cm" draw:start-shape="id2" draw:start-glue-point="10" draw:end-shape="id10" draw:end-glue-point="6" svg:d="M16348 14754c2853 0 951 2753 3804 2753" svg:viewBox="0 0 3805 2754">
          <text:p/>
        </draw:connector>
        <draw:custom-shape draw:style-name="gr3" draw:text-style-name="P1" draw:layer="layout" svg:width="7.62cm" svg:height="13.081cm" svg:x="18.78cm" svg:y="6.715cm">
          <text:p text:style-name="P1">Locke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448cm" svg:height="7.874cm" svg:x="1.254cm" svg:y="1.254cm">
          <text:p text:style-name="P1">Owned-b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4.699cm" svg:height="2.286cm" svg:x="2.04cm" svg:y="5.153cm">
          <text:p text:style-name="P1">Institution/rol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9.892cm" svg:y1="5.234cm" svg:x2="6.739cm" svg:y2="6.296cm" draw:start-shape="id4" draw:start-glue-point="6" draw:end-shape="id11" draw:end-glue-point="10" svg:d="M9892 5234l-3153 1062" svg:viewBox="0 0 3154 1063">
          <text:p/>
        </draw:connector>
        <draw:custom-shape draw:style-name="gr4" draw:text-style-name="P1" draw:layer="layout" svg:width="5.688cm" svg:height="6.604cm" svg:x="1.789cm" svg:y="2.143cm">
          <text:p text:style-name="P1">(select one)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7T12:01:21.907662000</meta:creation-date>
    <dc:date>2015-10-27T12:59:13.458591000</dc:date>
    <meta:editing-duration>PT22M50S</meta:editing-duration>
    <meta:editing-cycles>9</meta:editing-cycles>
    <meta:generator>LibreOffice/4.2.6.3$MacOSX_x86 LibreOffice_project/3fd416d4c6db7d3204c17ce57a1d70f6e531ee21</meta:generator>
    <meta:document-statistic meta:object-count="24"/>
  </office:meta>
</office:document-meta>
</file>